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Junij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1196" calcext:value-type="float">
            <text:p>1196</text:p>
          </table:table-cell>
          <table:table-cell table:style-name="ce23" table:formula="of:=[.G5]*[.B26]" office:value-type="currency" office:currency="EUR" office:value="215.28" calcext:value-type="currency">
            <text:p>215.28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15.28" calcext:value-type="currency">
            <text:p>215.28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6.146" calcext:value-type="currency">
            <text:p>16.15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31.426" calcext:value-type="currency">
            <text:p>231.43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 style:data-style-name="N2" text:time-value="13:21:49.287894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07-06T13:23:56.843199033</dc:date>
    <meta:editing-duration>P1DT15H47M10S</meta:editing-duration>
    <meta:editing-cycles>21</meta:editing-cycles>
    <meta:generator>LibreOffice/5.3.3.2$Linux_X86_64 LibreOffice_project/30m0$Build-2</meta:generator>
    <meta:document-statistic meta:table-count="1" meta:cell-count="51" meta:object-count="0"/>
  </office:meta>
</office:document-meta>
</file>